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Working with Frameworks</text:h>
      <text:p text:style-name="First_20_paragraph">overview.rst quickstart.rst onnx_integ.rst paddle_integ.rst tensorflow_connect.r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